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83127"/>
    </style:style>
    <style:style style:name="T1" style:family="text">
      <style:text-properties officeooo:rsid="000831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nglish (german scroll down)</text:span></text:p>
      <text:p text:style-name="P1"><text:span text:style-name="T1">=======</text:span></text:p>
      <text:p text:style-name="P1"><text:span text:style-name="T1"/></text:p>
      <text:p text:style-name="P1"><text:span text:style-name="T1">Start program with </text:span></text:p>
      <text:p text:style-name="P1"><text:span text:style-name="T1"/></text:p>
      <text:p text:style-name="P1"><text:span text:style-name="T1">java -jar PortableSigner</text:span></text:p>
      <text:p text:style-name="P1"><text:span text:style-name="T1"/></text:p>
      <text:p text:style-name="P1"><text:span text:style-name="T1">There's a minimal installer in the package PortableSigner-Generic-x.x.xxx.zip</text:span></text:p>
      <text:p text:style-name="P1"><text:span text:style-name="T1">in the directory linux/.</text:span></text:p>
      <text:p text:style-name="P1"><text:span text:style-name="T1"/></text:p>
      <text:p text:style-name="P1"><text:span text:style-name="T1">There's a full blown installer also for the required JCE Policies for Windows as</text:span></text:p>
      <text:p text:style-name="P1"><text:span text:style-name="T1">PortableSigner-Installer-x.x.xxx.exe.</text:span></text:p>
      <text:p text:style-name="P1"><text:span text:style-name="T1"/></text:p>
      <text:p text:style-name="P1"><text:span text:style-name="T1">The following additional libraries are provided and used:</text:span></text:p>
      <text:p text:style-name="P1"><text:span text:style-name="T1"/></text:p>
      <text:p text:style-name="P1"><text:span text:style-name="T1"><text:s text:c="4"/>- itext (siehe auch http://itext.sourceforge.net)</text:span></text:p>
      <text:p text:style-name="P1"><text:span text:style-name="T1"><text:s text:c="4"/>- BouncyCastle (siehe auch http://www.bouncycastle.org)</text:span></text:p>
      <text:p text:style-name="P1"><text:span text:style-name="T1"><text:s text:c="4"/>- Swing-layout (siehe auch http://layout.jdesktop.org)</text:span></text:p>
      <text:p text:style-name="P1"><text:span text:style-name="T1"/></text:p>
      <text:p text:style-name="P1"><text:span text:style-name="T1">For the use of Bouncycastle the Java Strong export Security must be used.</text:span></text:p>
      <text:p text:style-name="P1"><text:span text:style-name="T1">(Look at http://www.bouncycastle.org/documentation.html):</text:span></text:p>
      <text:p text:style-name="P1"><text:span text:style-name="T1"/></text:p>
      <text:p text:style-name="P1"><text:span text:style-name="T1">"</text:span></text:p>
      <text:p text:style-name="P1"><text:span text:style-name="T1"><text:s text:c="3"/>3. If you are using JDK 1.4, or later, you must use the signed jar for </text:span></text:p>
      <text:p text:style-name="P1"><text:span text:style-name="T1"><text:s text:c="4"/>the provider and you must download the unrestricted policy files for </text:span></text:p>
      <text:p text:style-name="P1"><text:span text:style-name="T1"><text:s text:c="4"/>the Sun JCE if you want the provider to work properly. The policy files </text:span></text:p>
      <text:p text:style-name="P1"><text:span text:style-name="T1"><text:s text:c="4"/>can be found at the same place as the JDK download. Further information </text:span></text:p>
      <text:p text:style-name="P1"><text:span text:style-name="T1"><text:s text:c="4"/>on this can be found in the Sun documentation on the JCE. If you have not </text:span></text:p>
      <text:p text:style-name="P1"><text:span text:style-name="T1"><text:s text:c="4"/>installed the policy files you will see something like:</text:span></text:p>
      <text:p text:style-name="P1"><text:span text:style-name="T1"/></text:p>
      <text:p text:style-name="P1"><text:span text:style-name="T1">java.lang.SecurityException: Unsupported keysize or algorithm parameters</text:span></text:p>
      <text:p text:style-name="P1"><text:span text:style-name="T1"><text:tab/><text:tab/>at javax.crypto.Cipher.init(DashoA6275)</text:span></text:p>
      <text:p text:style-name="P1"><text:span text:style-name="T1">"</text:span></text:p>
      <text:p text:style-name="P1"><text:span text:style-name="T1"/></text:p>
      <text:p text:style-name="P1"><text:span text:style-name="T1">The new JCE Policy can be found </text:span></text:p>
      <text:p text:style-name="P1"><text:span text:style-name="T1">http://java.sun.com/javase/downloads/index.jsp</text:span></text:p>
      <text:p text:style-name="P1"><text:span text:style-name="T1">at the end of the page:</text:span></text:p>
      <text:p text:style-name="P1"><text:span text:style-name="T1">"Java Cryptography Extension (JCE) Unlimited Strength Jurisdiction Policy "</text:span></text:p>
      <text:p text:style-name="P1"><text:span text:style-name="T1"/></text:p>
      <text:p text:style-name="P1"><text:span text:style-name="T1">The Windows installer is installing all required patches automagic.</text:span></text:p>
      <text:p text:style-name="P1"><text:span text:style-name="T1">If you'r upgrading your Java runtime, please reinstall PortableSigner to apply</text:span></text:p>
      <text:p text:style-name="P1"><text:span text:style-name="T1">the security policies again.</text:span></text:p>
      <text:p text:style-name="P1"><text:span text:style-name="T1"/></text:p>
      <text:p text:style-name="P1"><text:span text:style-name="T1">:peter pflaeging &lt;peter@pflaeging.net&gt;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Deutsch</text:span></text:p>
      <text:p text:style-name="P1"><text:span text:style-name="T1">=======</text:span></text:p>
      <text:p text:style-name="P1"><text:span text:style-name="T1"/></text:p>
      <text:p text:style-name="P1"><text:span text:style-name="T1">Das vorliegende Programm laesst sich in einer Java 1.5.0 Umgebung mit</text:span></text:p>
      <text:p text:style-name="P1"><text:span text:style-name="T1"/></text:p>
      <text:p text:style-name="P1"><text:span text:style-name="T1">java -jar PortableSigner.jar starten.</text:span></text:p>
      <text:p text:style-name="P1"><text:span text:style-name="T1"/></text:p>
      <text:p text:style-name="P1"><text:span text:style-name="T1">Es gibt minimalen Installationssupport für Linux im Paket</text:span></text:p>
      <text:p text:style-name="P1"><text:span text:style-name="T1">PortableSigner-Generic-x.x.xxx.zip im Verziechnis linux/.</text:span></text:p>
      <text:p text:style-name="P1"><text:span text:style-name="T1"/></text:p>
      <text:p text:style-name="P1"><text:span text:style-name="T1">Es gibt einen kompletten Installer auch mit den benötigten JCE Policies für</text:span></text:p>
      <text:p text:style-name="P1"><text:span text:style-name="T1">Windows als Paket: PortableSigner-Installer-x.x.xxx.exe.</text:span></text:p>
      <text:p text:style-name="P1"><text:span text:style-name="T1"/></text:p>
      <text:p text:style-name="P1"><text:span text:style-name="T1">Es verwendet folgende zusaetzliche Klassenbibliotheken:</text:span></text:p>
      <text:p text:style-name="P1"><text:span text:style-name="T1"/></text:p>
      <text:p text:style-name="P1"><text:span text:style-name="T1"><text:s text:c="4"/>- itext (siehe auch http://itext.sourceforge.net)</text:span></text:p>
      <text:p text:style-name="P1"><text:span text:style-name="T1"><text:s text:c="4"/>- BouncyCastle (siehe auch http://www.bouncycastle.org)</text:span></text:p>
      <text:p text:style-name="P1"><text:soft-page-break/><text:span text:style-name="T1"><text:s text:c="4"/>- Swing-layout (siehe auch http://layout.jdesktop.org)</text:span></text:p>
      <text:p text:style-name="P1"><text:span text:style-name="T1"/></text:p>
      <text:p text:style-name="P1"><text:span text:style-name="T1">Fuer die Verwendung von Bouncycastle muss das Schema fuer Strong Export Security</text:span></text:p>
      <text:p text:style-name="P1"><text:span text:style-name="T1">in der Java Runtime installiert sein (siehe auch Zitat </text:span></text:p>
      <text:p text:style-name="P1"><text:span text:style-name="T1">von http://www.bouncycastle.org/documentation.html): </text:span></text:p>
      <text:p text:style-name="P1"><text:span text:style-name="T1"/></text:p>
      <text:p text:style-name="P1"><text:span text:style-name="T1">"</text:span></text:p>
      <text:p text:style-name="P1"><text:span text:style-name="T1"><text:s text:c="3"/>3. If you are using JDK 1.4, or later, you must use the signed jar for </text:span></text:p>
      <text:p text:style-name="P1"><text:span text:style-name="T1"><text:s text:c="4"/>the provider and you must download the unrestricted policy files for </text:span></text:p>
      <text:p text:style-name="P1"><text:span text:style-name="T1"><text:s text:c="4"/>the Sun JCE if you want the provider to work properly. The policy files </text:span></text:p>
      <text:p text:style-name="P1"><text:span text:style-name="T1"><text:s text:c="4"/>can be found at the same place as the JDK download. Further information </text:span></text:p>
      <text:p text:style-name="P1"><text:span text:style-name="T1"><text:s text:c="4"/>on this can be found in the Sun documentation on the JCE. If you have not </text:span></text:p>
      <text:p text:style-name="P1"><text:span text:style-name="T1"><text:s text:c="4"/>installed the policy files you will see something like:</text:span></text:p>
      <text:p text:style-name="P1"><text:span text:style-name="T1"/></text:p>
      <text:p text:style-name="P1"><text:span text:style-name="T1">java.lang.SecurityException: Unsupported keysize or algorithm parameters</text:span></text:p>
      <text:p text:style-name="P1"><text:span text:style-name="T1"><text:tab/><text:tab/>at javax.crypto.Cipher.init(DashoA6275)</text:span></text:p>
      <text:p text:style-name="P1"><text:span text:style-name="T1"/></text:p>
      <text:p text:style-name="P1"><text:span text:style-name="T1">"</text:span></text:p>
      <text:p text:style-name="P1"><text:span text:style-name="T1"/></text:p>
      <text:p text:style-name="P1"><text:span text:style-name="T1">Die neue JCE Policy ist zu finden unter </text:span></text:p>
      <text:p text:style-name="P1"><text:span text:style-name="T1">http://java.sun.com/javase/downloads/index.jsp</text:span></text:p>
      <text:p text:style-name="P1"><text:span text:style-name="T1">gegen Ende der Seite als:</text:span></text:p>
      <text:p text:style-name="P1"><text:span text:style-name="T1">"Java Cryptography Extension (JCE) Unlimited Strength Jurisdiction Policy "</text:span></text:p>
      <text:p text:style-name="P1"><text:span text:style-name="T1"/></text:p>
      <text:p text:style-name="P1"><text:span text:style-name="T1">Der Windows Installer installiert die Security Policy automatisch mit.</text:span></text:p>
      <text:p text:style-name="P1"><text:span text:style-name="T1">Sollten Sie Ihre Java Runtime updaten oder neu installieren, bitte den PortableSigner </text:span></text:p>
      <text:p text:style-name="P1"><text:span text:style-name="T1">noch einmal installieren, damit die Security Policy auch dort wirkt.</text:span></text:p>
      <text:p text:style-name="P1"><text:span text:style-name="T1"/></text:p>
      <text:p text:style-name="P1"><text:span text:style-name="T1">:peter pflaeging &lt;peter@pflaeging.net&gt;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2T13:01:15</dc:date>
    <dc:creator>Peter Pfläging</dc:creator>
    <meta:document-statistic meta:table-count="0" meta:image-count="0" meta:object-count="0" meta:page-count="2" meta:paragraph-count="65" meta:word-count="450" meta:character-count="3368" meta:non-whitespace-character-count="2893"/>
    <meta:generator>LibreOffice/3.6$MacOSX_x86 LibreOffice_project/e29a214-2bbed72-0621de6-a97528c-8f066d</meta:generator>
  </office:meta>
</office:document-meta>
</file>